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Giorg Sans" svg:font-family="'Giorg Sans'" style:font-family-generic="roman" style:font-pitch="variable"/>
    <style:font-face style:name="Liberation Serif" svg:font-family="'Liberation Serif'" style:font-family-generic="roman" style:font-pitch="variable"/>
    <style:font-face style:name="Organization Age" svg:font-family="'Organization Ag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font-name="Arial"/>
    </style:style>
    <style:style style:name="P2" style:family="paragraph" style:parent-style-name="Standard" style:list-style-name="L1">
      <style:text-properties style:use-window-font-color="true" style:font-name="Arial"/>
    </style:style>
    <style:style style:name="P3" style:family="paragraph" style:parent-style-name="Standard" style:list-style-name="L2">
      <style:text-properties style:use-window-font-color="true" style:font-name="Arial"/>
    </style:style>
    <style:style style:name="P4" style:family="paragraph" style:parent-style-name="Standard" style:list-style-name="L3">
      <style:text-properties style:use-window-font-color="true" style:font-name="Arial"/>
    </style:style>
    <style:style style:name="P5" style:family="paragraph" style:parent-style-name="Heading_20_1" style:master-page-name="MP0">
      <style:paragraph-properties style:page-number="auto" fo:break-before="page"/>
      <style:text-properties style:use-window-font-color="true" style:font-name="Arial"/>
    </style:style>
    <style:style style:name="P6" style:family="paragraph" style:parent-style-name="Heading_20_3">
      <style:text-properties style:use-window-font-color="true" style:font-name="Arial"/>
    </style:style>
    <style:style style:name="P7" style:family="paragraph" style:parent-style-name="Heading_20_2">
      <style:text-properties style:use-window-font-color="true" style:font-name="Arial"/>
    </style:style>
    <style:style style:name="T1" style:family="text">
      <style:text-properties officeooo:rsid="0011b219"/>
    </style:style>
    <style:style style:name="T2" style:family="text">
      <style:text-properties style:use-window-font-color="true" style:font-name="Arial"/>
    </style:style>
    <style:style style:name="T3" style:family="text">
      <style:text-properties style:use-window-font-color="true" style:text-position="super 64%" style:font-name="Arial"/>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Ethereum Wallets</text:h>
      <text:p text:style-name="Standard"><text:span text:style-name="T2">Ethereum as an investment vehicle makes more and more sense. The Ethereum platform is gaining a lot of attention globally these days as it is the 1</text:span><text:span text:style-name="Default_20_Paragraph_20_Font"><text:span text:style-name="T3">st</text:span></text:span><text:span text:style-name="T2"> major decentralized applications platform and its underlying Cryptocurrency Ether (which is meant to be serve as payment for executing application code) can only gain in value. The main reason for this is that Ether has now become a permanent store of value, such as other Cryptocurrencies, but Ethereum will nave much broader utility then other cryptocurrencies going into the future.</text:span></text:p>
      <text:p text:style-name="Standard"><text:span text:style-name="T2">There are several ways to get Ether. All new Ether comes into existence by a process </text:span><text:span text:style-name="Default_20_Paragraph_20_Font"><text:span text:style-name="T2">known</text:span></text:span><text:span text:style-name="T2"> as mining. Ethereum miners are computers who enable the network to operate securely and decentralized and in exchange for mining, they receive payment in the form of new Ether. Anyone with sufficient computing capabilities can run a mining node, however the easiest way to obtain Ether is most probably to just buy it from other traders on one of the major Cryptocurrency exchanges such as Kraken, Cex, Bitstamp or Shapeshift.</text:span></text:p>
      <text:p text:style-name="P1">The Ethereum blockchain is a ledger which records ownership of Ether without revealing any true identities through the use of digital addresses (public keys), which function like pseudonyms. Ownership is ultimately determined by a secret digital key (private key) that affords the holder exclusive rights to transfer Ether. When a transaction is made, this secret key is compared with its corresponding public key and if they match then the transaction is allowed (validated), if they do not match, then the transaction is refused (invalidated). This process is known as ‘digitally signing’ a transaction.</text:p>
      <text:p text:style-name="P1">In the physical world, we tend to store our cash in a physical wallet. Ether is also stored in a wallet, except that it is a digital one. An Ethereum wallet is a software file containing your private-key, public-key (address) and your balance. Wallet files are loaded into wallet software so that they can be used. Wallet software is available in numerous forms, and for various devices. Of course, it is always important to encrypt and make backup copies of your Ethereum wallet files, and you can even make paper wallets if you do not wish to store these on a computer. To be technically correct, you do not actually store Ether anywhere. What you store in a wallet, are the secure digital keys used to access your public Ethereum addresses, these in turn are stored on the global blockchain.</text:p>
      <text:h text:style-name="P7" text:outline-level="2">Online Wallets</text:h>
      <text:p text:style-name="P1">In light of recent hacks at large Cryptocurrency exchanges, something which had nothing to do with Cryptocurrency and blockchain technology’s security models, it would be very wise to keep any Cryptocurrencies such as Ether safely in your own cryptowallet and not on a wallet stored on a server on the Internet.</text:p>
      <text:p text:style-name="Standard"><text:span text:style-name="T2">Online wallets </text:span><text:span text:style-name="Default_20_Paragraph_20_Font"><text:span text:style-name="T2">defeat</text:span></text:span><text:span text:style-name="T2"> the purpose of decentralization and poses the risk of hacks and theft. Because they require your personal keys to be placed under the control of whatever organization owns the web-based wallet service, taking your Ether out of your control and involving a third party.</text:span></text:p>
      <text:p text:style-name="P1">There are some advantages to using online wallets such as</text:p>
      <text:list xml:id="list4021339204148695714" text:style-name="L1">
        <text:list-item>
          <text:p text:style-name="P2">No syncing is necessary, your Ether is instantly accessible.</text:p>
        </text:list-item>
        <text:list-item>
          <text:p text:style-name="P2">They can be accessed from many places other than your computer; all you need is an online browser.</text:p>
        </text:list-item>
        <text:list-item>
          <text:p text:style-name="P2">You can integrate your wallet with browser plugins that make using Etherum online much easier.</text:p>
        </text:list-item>
        <text:list-item>
          <text:p text:style-name="P2">Your coins are not held on one single hard drive, so if your PC crashes, they will remain safely in the cloud.</text:p>
        </text:list-item>
      </text:list>
      <text:p text:style-name="P1">However the disadvantages outweigh these as:</text:p>
      <text:list xml:id="list7577961313493380413" text:style-name="L2">
        <text:list-item>
          <text:p text:style-name="P3">You must trust a third party with your Ether. While many online wallet service providers have a good name, it is still always risky to let another party hold onto your non-public keys.</text:p>
        </text:list-item>
        <text:list-item>
          <text:p text:style-name="P3">If you are connected to the internet you are already at some risk of malicious attackers who might try to steal your coins. But internet-based wallets are often even more vulnerable to attack.</text:p>
        </text:list-item>
        <text:list-item>
          <text:p text:style-name="P3">Many online wallet services have indeed been attacked and many have closed shop following such an attack, and they have not refunded all of their users.</text:p>
        </text:list-item>
      </text:list>
      <text:p text:style-name="P1">For small amounts of currency they can be a very convenient choice. It is much easier to simply log onto a website to move your Ether and let them do all the hard work of syncing for you. It is especially beneficial if <text:soft-page-break/>you are planning on leaving your home for a few days and do not want to take a laptop. However, these services should not be used for any amount of Ether that you cannot afford to lose.</text:p>
      <text:h text:style-name="P7" text:outline-level="2">Software Wallets</text:h>
      <text:p text:style-name="P1">There is currently a good selection of Ethereum wallet software which will enable you to keep your Ether safely secured. One thing that you MUST remember is that since you are in control of your Ether, you must keep your “private keys” encrypted and backed up at all times.</text:p>
      <text:h text:style-name="P6" text:outline-level="3">Mist Ethereum Wallet</text:h>
      <text:p text:style-name="P1">Mist Ethereum Wallet is the most popular software wallet at the moment but required an Ethereum node to be installed and running. As such, you may want to consider one of the other options until the time when “light client nodes” become available in the near future.</text:p>
      <text:h text:style-name="P6" text:outline-level="3">MyEtherWallet</text:h>
      <text:p text:style-name="P1">Running a full node is an important part of any Cryptocurrency's ecosystem, as it helps keep the system decentralized and secure. But as a user, not everyone has the resources to broadcast and store the blockchain in their computer, which is strictly required when running Mist or any other full node wallet solutions. Mist can be used as a simple wallet to send and receive payments, but it requires users to run a full node and it takes a while to sync. If you want to create a new wallet without having to download the blockchain or simply haven't done so in a long time and don't wish to download a big part of it, you can simply use the web based application, MyEtherWallet.</text:p>
      <text:p text:style-name="P1">MyEtherWallet is not an online wallet as it does not allow you to create an account and to store your Ether on their servers. MyEtherWallet simply allow you create a wallet, which is yours to store and keep safe, and to broadcast your transactions on the blockchain through their full node.</text:p>
      <text:p text:style-name="P1">With MyEtherWallet you can:</text:p>
      <text:list xml:id="list848557547572928162" text:style-name="L3">
        <text:list-item>
          <text:p text:style-name="P4">create a wallet</text:p>
        </text:list-item>
        <text:list-item>
          <text:p text:style-name="P4">send a transaction</text:p>
        </text:list-item>
        <text:list-item>
          <text:p text:style-name="P4">make an offline transaction</text:p>
        </text:list-item>
      </text:list>
      <text:p text:style-name="P1">You can create an Ethereum wallet within seconds and easily send a transaction without the need to download and broadcast the blockchain! And you can even protect yourself against nasty hackers and evil-doers by generating a transaction offline and broadcasting it on an online computer.</text:p>
      <text:h text:style-name="P6" text:outline-level="3">JAXX</text:h>
      <text:p text:style-name="P1">Jaxx is a multi-platform open source Ethereum and Bitcoin wallet which offers a client-side security model, with private keys hosted locally and never sent to any servers.</text:p>
      <text:p text:style-name="P1">With a focus on unifying the look and feel across devices and focusing on customer service, security, design, and user experience, their goal is to make the Jaxx Ethereum wallet default wallet of choice for the masses.</text:p>
      <text:h text:style-name="P6" text:outline-level="3">Icebox</text:h>
      <text:p text:style-name="P1">Icebox is a simple Ether cold storage solution which makes it easy to securely generate new keys and addresses on an airgapped device as well as spend from those addresses.</text:p>
      <text:h text:style-name="P6" text:outline-level="3">EtherLi</text:h>
      <text:p text:style-name="Standard"><text:span text:style-name="T2">EtherLi is a multi-signature wallet where multiple signatures are necessary before funds can be transferred. Etherli uses a two of three multi-signature scheme which means that at least two signatures are necessary to validate a transfer of funds. Multi-signature wallets are more secure because an attacker must obtain at least 2 keys and gain access to multiple devices in order to obtain access of a </text:span><text:span text:style-name="Default_20_Paragraph_20_Font"><text:span text:style-name="T2">user’s</text:span></text:span><text:span text:style-name="T2"> funds. The use of 2FA and server-side security of the co-signer key dramatically lowers risks posed by malware, phishing, weak passwords, and hacks. You can still recover funds if you lose data for a single key, or forget the password to one of the keys.</text:span></text:p>
      <text:h text:style-name="P7" text:outline-level="2"><text:soft-page-break/>Threats</text:h>
      <text:p text:style-name="P1">So, you have an idea of the various ways to store your Ether, but is there really a need to keep them safe?</text:p>
      <text:p text:style-name="P1">Most definitely Yes!</text:p>
      <text:p text:style-name="P1">There are many threats to your digital cash, and being attentive to them will greatly increase your chances of avoiding them.</text:p>
      <text:h text:style-name="P6" text:outline-level="3">Yourself</text:h>
      <text:p text:style-name="P1">You are the biggest threat to your Ether. That might sound strange, but it is true.</text:p>
      <text:p text:style-name="Standard"><text:span text:style-name="T2">There are a great many horror stories of individuals being careless and losing their Cryptocurrencies and it is usually one of two major mistakes that they tend to make: </text:span><text:span text:style-name="Default_20_Paragraph_20_Font"><text:span text:style-name="T2">First,</text:span></text:span><text:span text:style-name="T2"> is to encrypt their wallet and then forget the password, and second, is to leave their wallet on a hard drive which then breaks, causing it to be lost forever.</text:span></text:p>
      <text:p text:style-name="P1">Most of the standalone Ethereum wallet programs allow you to encrypt your wallet file. This is sensible and you should do it because it stops people accessing your PC and getting to your coins. However, many people make the password and then forget it because it could be months later when they come to access their coins again. And if this happens to you, you are sunk, because there is no way to recover those coins, none at all, ever!.</text:p>
      <text:p text:style-name="P1">When you choose a password you must write it down and put it in a safe place. This is even truer if you have multiple wallets, don’t use your wallet often, or use web wallets.</text:p>
      <text:p text:style-name="P1">Make sure you put your written password and backup copies in a safe place!</text:p>
      <text:h text:style-name="P6" text:outline-level="3">Physical Theft</text:h>
      <text:p text:style-name="P1">Theft is a very common threat, whether you have a paper, mobile, or desktop wallet, there are always ways for a thief to walk off with your coins. If they can access your wallet in any way, then they will transfer your Ether to an address they own and you will not even be able to find out who did it.</text:p>
      <text:h text:style-name="P6" text:outline-level="3">Hacking</text:h>
      <text:p text:style-name="P1">There are many tech-savvy criminals out there who are making it their business to hijack as many Cryptocoins and Ether as they can. They primarily target exchanges or online wallets were there are millions of users and lots of coins. Several exchanges have been hacked within the past few years, resulting in many lost coins, and they are seldom recovered or the perpetrators identified.</text:p>
      <text:p text:style-name="P1">Luckily, they cannot hack the encryption in Ethereum itself, so individual users are only in danger when holding coins online with vulnerable web-based services.</text:p>
      <text:p text:style-name="P1">As the Ethereum community and infrastructure grows, it is likely that more professional and mature firms will populate it. They will have the finances and experience to deal with hackers, and to implement much more stringent safety measures. But until then, the best approach is to only store small amounts of coins with exchanges and online wallet providers.</text:p>
      <text:h text:style-name="P6" text:outline-level="3">Malware</text:h>
      <text:p text:style-name="P1">Passive attacks are carried out by somehow implanting malicious code on your computer. They are a much bigger threat to the average Ethereum users than active hacks because they target an individual’s PC.</text:p>
      <text:p text:style-name="P1">The malicious code will often record all keystrokes, and then send them to the hacker. If the hacker can use a keylogger to find out your password, then he can get to your Ether.</text:p>
      <text:p text:style-name="P1">These types of attacks will usually get in via a browser when you click some shady looking link and it permits a bad script to run. Sadly, malware like this is very easy to pick up, particularly if you don’t have good protection against it and are dangerous with your web browsing habits.</text:p>
      <text:h text:style-name="P7" text:outline-level="2">Securely Storing <text:span text:style-name="T1">Y</text:span>our Ether</text:h>
      <text:p text:style-name="P1">The final topic to cover before you go experimenting with Ethereum is secure storage. Storing your Ether securely does require some technical ability but it is not overly complicated.</text:p>
      <text:p text:style-name="P1"><text:soft-page-break/>It is not advisable to skip this topic, because not securing your funds correctly is like leaving the doors and windows of your house unlocked while you go out, and just hoping nobody decides to come in and steal something.</text:p>
      <text:p text:style-name="P1">Ethereum tokens are literally in their deposit boxes (their public addresses) on the Ethereum blockchain, and a wallet is just a file with all of the information about your deposit boxes into one place so you can gain access to them.</text:p>
      <text:p text:style-name="P1">Think of a wallet as your own little bank. With it you can look at your row of deposit boxes, and you have the keys to those boxes too. So, whenever you want to look inside, remove or add Ether to any of your public addresses, the wallet allows you to do so.</text:p>
      <text:h text:style-name="P6" text:outline-level="3">Backups</text:h>
      <text:p text:style-name="P1">It is easy to deal with the problem of hard drive failures. All you need to do is make copies of your wallet file and save them to a USB drive, or a web storage system like Google Drive or Dropbox.</text:p>
      <text:p text:style-name="P1">Always remember to encrypt it before making a backup and then to write down the password first and put it in a safe, memorable place.</text:p>
      <text:h text:style-name="P6" text:outline-level="3">Paper Wallets</text:h>
      <text:p text:style-name="Standard"><text:span text:style-name="T2">The safest and most cost-effective option for keeping your Ether safe, but also a little bit </text:span><text:span text:style-name="Default_20_Paragraph_20_Font"><text:span text:style-name="T2">inconvenient</text:span></text:span><text:span text:style-name="T2"> are paper wallets. Also some people do not want to use computer, internet or smartphone-based wallets.</text:span></text:p>
      <text:p text:style-name="P1">But you are probably wondering why on earth anyone would want to keep digital coins on paper. Well, there is an easy answer: Paper wallets are by far, the safest method of storing your Ether. So if you do not need to use your coins regularly, and just want to store them long term, then you might want to look into using a paper wallet.</text:p>
      <text:p text:style-name="P1">You might wonder how it is possible that Ether, a digital currency can be stored on something as primitive as a piece of paper. But remember that the genius of Ethereum lies in public-key cryptography, and its public ledger, the blockchain.</text:p>
      <text:p text:style-name="P1">So, to make a paper wallet, all you have to do is create a public Ethereum address, place some Ether within it, and then print off the private key and store it somewhere safe.</text:p>
      <text:p text:style-name="P1">To use your Ether later, you would find your piece of paper and input that private key from it. Often paper wallet generators print this as a QR code in the first place, so you may only have to scan the non-public key. One such paper wallet generator can be found at <text:a xlink:type="simple" xlink:href="http://ethaddress.org/" text:style-name="Internet_20_link" text:visited-style-name="Visited_20_Internet_20_Link">ethaddress.org</text:a>, which is an open source project with lots of features.</text:p>
      <text:p text:style-name="P1">The good thing about paper wallets is that their personal keys are not stored digitally, and so cannot be subjected to cyber-attacks or hardware failures, however the bad thing about them is that they might be damaged in a fire or flood, you may lose them, or someone might steal them from your pocket, and there is no back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Giorg Sans" svg:font-family="'Giorg Sans'" style:font-family-generic="roman" style:font-pitch="variable"/>
    <style:font-face style:name="Liberation Serif" svg:font-family="'Liberation Serif'" style:font-family-generic="roman" style:font-pitch="variable"/>
    <style:font-face style:name="Organization Age" svg:font-family="'Organization Ag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76cm" loext:contextual-spacing="false" fo:orphans="2" fo:widows="2" fo:hyphenation-ladder-count="no-limit"/>
      <style:text-properties style:font-name="Giorg Sans" fo:font-family="'Giorg Sans'" style:font-family-generic="roman" style:font-pitch="variable" fo:font-size="11pt"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keep-together="always" fo:hyphenation-ladder-count="no-limit" fo:keep-with-next="always"/>
      <style:text-properties fo:font-size="37pt" style:font-name-asian="Times New Roman" style:font-family-asian="'Times New Roman'" style:font-family-generic-asian="roman" style:font-pitch-asian="variable" style:font-size-asian="37pt" style:font-size-complex="16pt" fo:hyphenate="false"/>
    </style:style>
    <style:style style:name="Heading_20_2" style:display-name="Heading 2" style:family="paragraph" style:parent-style-name="Standard" style:next-style-name="Standard" style:default-outline-level="2" style:class="text">
      <style:paragraph-properties fo:margin-top="0.176cm" fo:margin-bottom="0cm" loext:contextual-spacing="false" fo:keep-together="always" fo:hyphenation-ladder-count="no-limit" fo:padding-left="0cm" fo:padding-right="0cm" fo:padding-top="0.035cm" fo:padding-bottom="0cm" fo:border-left="none" fo:border-right="none" fo:border-top="0.99pt solid #808080" fo:border-bottom="none" style:shadow="none" fo:keep-with-next="always"/>
      <style:text-properties fo:color="#404040" fo:font-size="29pt" style:font-name-asian="Times New Roman" style:font-family-asian="'Times New Roman'" style:font-family-generic-asian="roman" style:font-pitch-asian="variable" style:font-size-asian="29pt" style:font-size-complex="13pt" fo:hyphenate="false"/>
    </style:style>
    <style:style style:name="Heading_20_3" style:display-name="Heading 3" style:family="paragraph" style:parent-style-name="Standard" style:next-style-name="Standard" style:default-outline-level="3" style:class="text">
      <style:paragraph-properties fo:margin-top="0.176cm" fo:margin-bottom="0cm" loext:contextual-spacing="false" fo:keep-together="always" fo:hyphenation-ladder-count="no-limit" fo:keep-with-next="always"/>
      <style:text-properties fo:color="#595959" fo:font-size="23pt" style:font-name-asian="Times New Roman" style:font-family-asian="'Times New Roman'" style:font-family-generic-asian="roman" style:font-pitch-asian="variable" style:font-size-asian="23pt" style:font-size-complex="12pt" fo:hyphenate="false"/>
    </style:style>
    <style:style style:name="Heading_20_4" style:display-name="Heading 4" style:family="paragraph" style:parent-style-name="Standard" style:next-style-name="Standard" style:default-outline-level="4" style:class="text">
      <style:paragraph-properties fo:margin-top="0.176cm" fo:margin-bottom="0cm" loext:contextual-spacing="false" fo:keep-together="always" fo:hyphenation-ladder-count="no-limit" fo:keep-with-next="always"/>
      <style:text-properties fo:color="#808080" fo:font-size="17pt" style:font-name-asian="Times New Roman" style:font-family-asian="'Times New Roman'" style:font-family-generic-asian="roman" style:font-pitch-asian="variable" style:font-size-asian="17pt" style:font-style-complex="italic" fo:hyphenate="false"/>
    </style:style>
    <style:style style:name="Heading_20_5" style:display-name="Heading 5" style:family="paragraph" style:parent-style-name="Standard" style:next-style-name="Standard" style:default-outline-level="5" style:class="text">
      <style:paragraph-properties fo:margin-top="0.176cm" fo:margin-bottom="0cm" loext:contextual-spacing="false" fo:keep-together="always" fo:hyphenation-ladder-count="no-limit" fo:keep-with-next="always"/>
      <style:text-properties fo:color="#a6a6a6" fo:font-size="13pt" style:font-name-asian="Times New Roman" style:font-family-asian="'Times New Roman'" style:font-family-generic-asian="roman" style:font-pitch-asian="variable" style:font-size-asian="13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Footer" style:family="paragraph" style:parent-style-name="Standard" style:class="extra">
      <style:paragraph-properties fo:margin-top="0cm" fo:margin-bottom="0.109cm" loext:contextual-spacing="false" fo:hyphenation-ladder-count="no-limit">
        <style:tab-stops>
          <style:tab-stop style:position="7.62cm" style:type="center"/>
          <style:tab-stop style:position="15.24cm" style:type="right"/>
        </style:tab-stops>
      </style:paragraph-properties>
      <style:text-properties fo:color="#000000" fo:font-size="12pt" style:font-name-asian="Times New Roman" style:font-family-asian="'Times New Roman'" style:font-family-generic-asian="roman" style:font-pitch-asian="variable" style:font-size-asian="12pt" style:font-size-complex="12pt" fo:hyphenate="false"/>
    </style:style>
    <style:style style:name="Table_20_Contents" style:display-name="Table Contents" style:family="paragraph" style:parent-style-name="Standard" style:class="extra">
      <style:paragraph-properties fo:margin-top="0cm" fo:margin-bottom="0.109cm" loext:contextual-spacing="false" fo:hyphenation-ladder-count="no-limit" text:number-lines="false" text:line-number="0"/>
      <style:text-properties fo:color="#000000" fo:font-size="12pt" style:font-name-asian="Times New Roman" style:font-family-asian="'Times New Roman'" style:font-family-generic-asian="roman" style:font-pitch-asian="variable" style:font-size-asian="12pt" style:font-size-complex="12pt" fo:hyphenate="false"/>
    </style:style>
    <style:style style:name="Balloon_20_Text" style:display-name="Balloon Text" style:family="paragraph" style:parent-style-name="Standard">
      <style:paragraph-properties fo:margin-top="0cm" fo:margin-bottom="0cm" loext:contextual-spacing="false"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ead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Heading_20_1_20_Char" style:display-name="Heading 1 Char" style:family="text">
      <style:text-properties style:font-name="Giorg Sans" fo:font-family="'Giorg Sans'" style:font-family-generic="roman" style:font-pitch="variable" fo:font-size="37pt" style:font-name-asian="Times New Roman" style:font-family-asian="'Times New Roman'" style:font-family-generic-asian="roman" style:font-pitch-asian="variable" style:font-size-asian="37pt" style:font-name-complex="Times New Roman" style:font-family-complex="'Times New Roman'" style:font-family-generic-complex="roman" style:font-pitch-complex="variable" style:font-size-complex="16pt"/>
    </style:style>
    <style:style style:name="Heading_20_2_20_Char" style:display-name="Heading 2 Char" style:family="text">
      <style:text-properties fo:color="#404040" style:font-name="Giorg Sans" fo:font-family="'Giorg Sans'" style:font-family-generic="roman" style:font-pitch="variable" fo:font-size="29pt" style:font-name-asian="Times New Roman" style:font-family-asian="'Times New Roman'" style:font-family-generic-asian="roman" style:font-pitch-asian="variable" style:font-size-asian="29pt" style:font-name-complex="Giorg Sans" style:font-family-complex="'Giorg Sans'" style:font-family-generic-complex="roman" style:font-pitch-complex="variable" style:font-size-complex="13pt"/>
    </style:style>
    <style:style style:name="Heading_20_3_20_Char" style:display-name="Heading 3 Char" style:family="text">
      <style:text-properties fo:color="#595959" style:font-name="Giorg Sans" fo:font-family="'Giorg Sans'" style:font-family-generic="roman" style:font-pitch="variable" fo:font-size="23pt" style:font-name-asian="Times New Roman" style:font-family-asian="'Times New Roman'" style:font-family-generic-asian="roman" style:font-pitch-asian="variable" style:font-size-asian="23pt" style:font-name-complex="Times New Roman" style:font-family-complex="'Times New Roman'" style:font-family-generic-complex="roman" style:font-pitch-complex="variable" style:font-size-complex="12pt"/>
    </style:style>
    <style:style style:name="Heading_20_4_20_Char" style:display-name="Heading 4 Char" style:family="text">
      <style:text-properties fo:color="#808080" style:font-name="Giorg Sans" fo:font-family="'Giorg Sans'" style:font-family-generic="roman" style:font-pitch="variable" fo:font-size="17pt" style:font-name-asian="Times New Roman" style:font-family-asian="'Times New Roman'" style:font-family-generic-asian="roman" style:font-pitch-asian="variable" style:font-size-asian="17pt" style:font-name-complex="Times New Roman" style:font-family-complex="'Times New Roman'" style:font-family-generic-complex="roman" style:font-pitch-complex="variable" style:font-style-complex="italic"/>
    </style:style>
    <style:style style:name="Heading_20_5_20_Char" style:display-name="Heading 5 Char" style:family="text">
      <style:text-properties fo:color="#a6a6a6" style:font-name="Giorg Sans" fo:font-family="'Giorg Sans'" style:font-family-generic="roma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style>
    <style:style style:name="Footer_20_Char" style:display-name="Footer Char" style:family="text">
      <style:text-properties fo:color="#000000" style:font-name="Giorg Sans" fo:font-family="'Giorg Sans'" style:font-family-generic="roman" style:font-pitch="variable" fo:font-size="12pt"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eader_20_Char" style:display-name="Header Char" style:family="text" style:parent-style-name="Default_20_Paragraph_20_Font">
      <style:text-properties style:font-name="Giorg Sans" fo:font-family="'Giorg Sans'" style:font-family-generic="roman" style:font-pitch="variable" fo:font-size="11pt" style:font-name-asian="Giorg Sans" style:font-family-asian="'Giorg Sans'" style:font-family-generic-asian="roman" style:font-pitch-asian="variable" style:font-size-asian="11pt" style:font-name-complex="Giorg Sans" style:font-family-complex="'Giorg Sans'" style:font-family-generic-complex="roman" style:font-pitch-complex="variable" style:font-size-complex="11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order="0.26pt solid #dddddd" fo:padding-top="1.261cm" fo:padding-bottom="0.192cm" fo:padding-left="1.293cm" fo:padding-right="1.293cm" style:shadow="none"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Windows_x86 LibreOffice_project/f99d75f39f1c57ebdd7ffc5f42867c12031db97a</meta:generator>
    <meta:initial-creator>Ryan Venter</meta:initial-creator>
    <dc:creator>Ryan Venter</dc:creator>
    <meta:creation-date>2016-08-15T22:37:00Z</meta:creation-date>
    <dc:date>2016-08-17T13:16:39.471000000</dc:date>
    <meta:editing-cycles>17</meta:editing-cycles>
    <meta:editing-duration>PT1H11M8S</meta:editing-duration>
    <meta:document-statistic meta:table-count="0" meta:image-count="0" meta:object-count="0" meta:page-count="4" meta:paragraph-count="72" meta:word-count="2431" meta:character-count="13835" meta:non-whitespace-character-count="1148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Writer%20b.ott"/>
  </office:meta>
</office:document-meta>
</file>